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('%10.5f' % simulated_unit).strip(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1:43:35.062506201</dc:date>
    <meta:editing-duration>P7DT20H4M39S</meta:editing-duration>
    <meta:editing-cycles>863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